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  <text:list-item>
                <text:p>Humanity continuity management</text:p>
              </text:list-item>
              <text:list-item>
                <text:p>Risk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casc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, pow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<text:span text:style-name="T4">AU BOM, EU </text:span>Copernicus, IN MD, JP JMA, UK Met Office, US NOAA, …</text:p>
                  </text:list-item>
                  <text:list-item>
                    <text:p>Scientific research, tertiary education</text:p>
                  </text:list-item>
                  <text:list-item>
                    <text:p>Citizen science, secondary education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atural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</text:span><text:span text:style-name="T4">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</text:span><text:span text:style-name="T3">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FOS Foundations; Linux, Apache, Document, ...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19:20:12.656000000</meta:creation-date>
    <dc:date>2025-08-21T09:14:17.480469100</dc:date>
    <meta:editing-duration>PT22H6M48S</meta:editing-duration>
    <meta:editing-cycles>85</meta:editing-cycles>
    <meta:generator>LibreOffice/25.2.5.2$Windows_X86_64 LibreOffice_project/03d19516eb2e1dd5d4ccd751a0d6f35f35e08022</meta:generator>
    <meta:document-statistic meta:object-count="97"/>
  </office:meta>
</office:document-meta>
</file>